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F6000000F0FBC4B35209A3B92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5cm" fo:min-width="4.522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1cm" svg:height="4.1cm" svg:x="3.5cm" svg:y="0.6cm">
          <text:p text:style-name="P1">Bibliograph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4.338cm" svg:height="4.232cm" svg:x="1.762cm" svg:y="5.8cm">
          <draw:image xlink:href="Pictures/10000201000000F6000000F0FBC4B35209A3B92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1-23T18:21:22.446353145</dc:date>
    <meta:editing-duration>PT2M43S</meta:editing-duration>
    <meta:editing-cycles>3</meta:editing-cycles>
    <meta:generator>LibreOffice/6.1.0.3$MacOSX_X86_64 LibreOffice_project/efb621ed25068d70781dc026f7e9c5187a4decd1</meta:generator>
    <meta:document-statistic meta:object-count="2"/>
  </office:meta>
</office:document-meta>
</file>